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style-name="ce1" office:value-type="float" office:value="533" table:number-columns-spanned="1" table:number-rows-spanned="4">
            <text:p>533</text:p>
          </table:table-cell>
          <table:table-cell office:value-type="float" office:value="152.63">
            <text:p>152.63</text:p>
          </table:table-cell>
          <table:table-cell office:value-type="float" office:value="192.47">
            <text:p>192.47</text:p>
          </table:table-cell>
          <table:table-cell office:value-type="float" office:value="226.85">
            <text:p>226.85</text:p>
          </table:table-cell>
          <table:table-cell office:value-type="float" office:value="250.58">
            <text:p>250.58</text:p>
          </table:table-cell>
        </table:table-row>
        <table:table-row table:style-name="ro1">
          <table:covered-table-cell/>
          <table:table-cell office:value-type="float" office:value="150.27">
            <text:p>150.27</text:p>
          </table:table-cell>
          <table:table-cell office:value-type="float" office:value="167.32">
            <text:p>167.32</text:p>
          </table:table-cell>
          <table:table-cell office:value-type="float" office:value="214.27">
            <text:p>214.27</text:p>
          </table:table-cell>
          <table:table-cell office:value-type="float" office:value="231.95">
            <text:p>231.95</text:p>
          </table:table-cell>
        </table:table-row>
        <table:table-row table:style-name="ro1">
          <table:covered-table-cell/>
          <table:table-cell table:style-name="ce3" table:formula="of:=SQRT([.B3])" office:value-type="float" office:value="12.2584664620009">
            <text:p>12.26</text:p>
          </table:table-cell>
          <table:table-cell table:style-name="ce3" table:formula="of:=SQRT([.C3])" office:value-type="float" office:value="12.9352232296161">
            <text:p>12.94</text:p>
          </table:table-cell>
          <table:table-cell table:style-name="ce3" table:formula="of:=SQRT([.D3])" office:value-type="float" office:value="14.6379643393472">
            <text:p>14.64</text:p>
          </table:table-cell>
          <table:table-cell table:style-name="ce3" table:formula="of:=SQRT([.E3])" office:value-type="float" office:value="15.2299047928738">
            <text:p>15.23</text:p>
          </table:table-cell>
        </table:table-row>
        <table:table-row table:style-name="ro1">
          <table:covered-table-cell/>
          <table:table-cell office:value-type="float" office:value="4482">
            <text:p>4482</text:p>
          </table:table-cell>
          <table:table-cell office:value-type="float" office:value="1374">
            <text:p>1374</text:p>
          </table:table-cell>
          <table:table-cell office:value-type="float" office:value="735">
            <text:p>735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table:style-name="ce1" office:value-type="float" office:value="500" table:number-columns-spanned="1" table:number-rows-spanned="4">
            <text:p>500</text:p>
          </table:table-cell>
          <table:table-cell office:value-type="float" office:value="142.92">
            <text:p>142.92</text:p>
          </table:table-cell>
          <table:table-cell office:value-type="float" office:value="180.17">
            <text:p>180.17</text:p>
          </table:table-cell>
          <table:table-cell office:value-type="float" office:value="212.31">
            <text:p>212.31</text:p>
          </table:table-cell>
          <table:table-cell office:value-type="float" office:value="237.15">
            <text:p>237.15</text:p>
          </table:table-cell>
        </table:table-row>
        <table:table-row table:style-name="ro1">
          <table:covered-table-cell/>
          <table:table-cell office:value-type="float" office:value="144.67">
            <text:p>144.67</text:p>
          </table:table-cell>
          <table:table-cell office:value-type="float" office:value="159.6">
            <text:p>159.6</text:p>
          </table:table-cell>
          <table:table-cell office:value-type="float" office:value="207.21">
            <text:p>207.21</text:p>
          </table:table-cell>
          <table:table-cell office:value-type="float" office:value="219.32">
            <text:p>219.32</text:p>
          </table:table-cell>
        </table:table-row>
        <table:table-row table:style-name="ro1">
          <table:covered-table-cell/>
          <table:table-cell table:style-name="ce3" table:formula="of:=SQRT([.B7])" office:value-type="float" office:value="12.0278842694798">
            <text:p>12.03</text:p>
          </table:table-cell>
          <table:table-cell table:style-name="ce3" table:formula="of:=SQRT([.C7])" office:value-type="float" office:value="12.633289357883">
            <text:p>12.63</text:p>
          </table:table-cell>
          <table:table-cell table:style-name="ce3" table:formula="of:=SQRT([.D7])" office:value-type="float" office:value="14.3947907244253">
            <text:p>14.39</text:p>
          </table:table-cell>
          <table:table-cell table:style-name="ce3" table:formula="of:=SQRT([.E7])" office:value-type="float" office:value="14.8094564383707">
            <text:p>14.81</text:p>
          </table:table-cell>
        </table:table-row>
        <table:table-row table:style-name="ro1">
          <table:covered-table-cell/>
          <table:table-cell office:value-type="float" office:value="4407">
            <text:p>4407</text:p>
          </table:table-cell>
          <table:table-cell office:value-type="float" office:value="1328">
            <text:p>1328</text:p>
          </table:table-cell>
          <table:table-cell office:value-type="float" office:value="713">
            <text:p>713</text:p>
          </table:table-cell>
          <table:table-cell office:value-type="float" office:value="518">
            <text:p>518</text:p>
          </table:table-cell>
        </table:table-row>
        <table:table-row table:style-name="ro1">
          <table:table-cell table:style-name="ce1" office:value-type="float" office:value="400" table:number-columns-spanned="1" table:number-rows-spanned="4">
            <text:p>400</text:p>
          </table:table-cell>
          <table:table-cell office:value-type="float" office:value="112.31">
            <text:p>112.31</text:p>
          </table:table-cell>
          <table:table-cell office:value-type="float" office:value="138.81">
            <text:p>138.81</text:p>
          </table:table-cell>
          <table:table-cell office:value-type="float" office:value="168.64">
            <text:p>168.64</text:p>
          </table:table-cell>
          <table:table-cell office:value-type="float" office:value="184.81">
            <text:p>184.81</text:p>
          </table:table-cell>
        </table:table-row>
        <table:table-row table:style-name="ro1">
          <table:covered-table-cell/>
          <table:table-cell office:value-type="float" office:value="150.79">
            <text:p>150.79</text:p>
          </table:table-cell>
          <table:table-cell office:value-type="float" office:value="126.9">
            <text:p>126.9</text:p>
          </table:table-cell>
          <table:table-cell office:value-type="float" office:value="159.77">
            <text:p>159.77</text:p>
          </table:table-cell>
          <table:table-cell office:value-type="float" office:value="176.45">
            <text:p>176.45</text:p>
          </table:table-cell>
        </table:table-row>
        <table:table-row table:style-name="ro1">
          <table:covered-table-cell/>
          <table:table-cell table:style-name="ce3" table:formula="of:=SQRT([.B11])" office:value-type="float" office:value="12.279657975693">
            <text:p>12.28</text:p>
          </table:table-cell>
          <table:table-cell table:style-name="ce3" table:formula="of:=SQRT([.C11])" office:value-type="float" office:value="11.2649900133112">
            <text:p>11.26</text:p>
          </table:table-cell>
          <table:table-cell table:style-name="ce3" table:formula="of:=SQRT([.D11])" office:value-type="float" office:value="12.6400158227749">
            <text:p>12.64</text:p>
          </table:table-cell>
          <table:table-cell table:style-name="ce3" table:formula="of:=SQRT([.E11])" office:value-type="float" office:value="13.2834483474736">
            <text:p>13.28</text:p>
          </table:table-cell>
        </table:table-row>
        <table:table-row table:style-name="ro1">
          <table:covered-table-cell/>
          <table:table-cell office:value-type="float" office:value="3788">
            <text:p>3788</text:p>
          </table:table-cell>
          <table:table-cell office:value-type="float" office:value="1149">
            <text:p>1149</text:p>
          </table:table-cell>
          <table:table-cell office:value-type="float" office:value="588">
            <text:p>588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table:style-name="ce1" office:value-type="float" office:value="300" table:number-columns-spanned="1" table:number-rows-spanned="4">
            <text:p>300</text:p>
          </table:table-cell>
          <table:table-cell/>
          <table:table-cell office:value-type="float" office:value="104.82">
            <text:p>104.82</text:p>
          </table:table-cell>
          <table:table-cell office:value-type="float" office:value="126.13">
            <text:p>126.13</text:p>
          </table:table-cell>
          <table:table-cell office:value-type="float" office:value="139.38">
            <text:p>139.38</text:p>
          </table:table-cell>
        </table:table-row>
        <table:table-row table:style-name="ro1">
          <table:covered-table-cell/>
          <table:table-cell/>
          <table:table-cell office:value-type="float" office:value="108.9">
            <text:p>108.9</text:p>
          </table:table-cell>
          <table:table-cell office:value-type="float" office:value="131.64">
            <text:p>131.64</text:p>
          </table:table-cell>
          <table:table-cell office:value-type="float" office:value="142.31">
            <text:p>142.31</text:p>
          </table:table-cell>
        </table:table-row>
        <table:table-row table:style-name="ro1">
          <table:covered-table-cell/>
          <table:table-cell/>
          <table:table-cell table:style-name="ce3" table:formula="of:=SQRT([.C15])" office:value-type="float" office:value="10.4355162785557">
            <text:p>10.44</text:p>
          </table:table-cell>
          <table:table-cell table:style-name="ce3" table:formula="of:=SQRT([.D15])" office:value-type="float" office:value="11.4734476074108">
            <text:p>11.47</text:p>
          </table:table-cell>
          <table:table-cell table:style-name="ce3" table:formula="of:=SQRT([.E15])" office:value-type="float" office:value="11.9293755075444">
            <text:p>11.93</text:p>
          </table:table-cell>
        </table:table-row>
        <table:table-row table:style-name="ro1">
          <table:covered-table-cell/>
          <table:table-cell/>
          <table:table-cell office:value-type="float" office:value="888">
            <text:p>888</text:p>
          </table:table-cell>
          <table:table-cell office:value-type="float" office:value="478">
            <text:p>478</text:p>
          </table:table-cell>
          <table:table-cell office:value-type="float" office:value="374">
            <text:p>374</text:p>
          </table:table-cell>
        </table:table-row>
        <table:table-row table:style-name="ro1">
          <table:table-cell table:style-name="ce1" office:value-type="float" office:value="200" table:number-columns-spanned="1" table:number-rows-spanned="4">
            <text:p>200</text:p>
          </table:table-cell>
          <table:table-cell/>
          <table:table-cell office:value-type="float" office:value="66.34">
            <text:p>66.34</text:p>
          </table:table-cell>
          <table:table-cell office:value-type="float" office:value="78.83">
            <text:p>78.83</text:p>
          </table:table-cell>
          <table:table-cell office:value-type="float" office:value="89.46">
            <text:p>89.46</text:p>
          </table:table-cell>
        </table:table-row>
        <table:table-row table:style-name="ro1">
          <table:covered-table-cell/>
          <table:table-cell/>
          <table:table-cell office:value-type="float" office:value="103.11">
            <text:p>103.11</text:p>
          </table:table-cell>
          <table:table-cell office:value-type="float" office:value="91.1">
            <text:p>91.1</text:p>
          </table:table-cell>
          <table:table-cell office:value-type="float" office:value="101.68">
            <text:p>101.68</text:p>
          </table:table-cell>
        </table:table-row>
        <table:table-row table:style-name="ro1">
          <table:covered-table-cell/>
          <table:table-cell/>
          <table:table-cell table:style-name="ce3" table:formula="of:=SQRT([.C19])" office:value-type="float" office:value="10.1543094299908">
            <text:p>10.15</text:p>
          </table:table-cell>
          <table:table-cell table:style-name="ce3" table:formula="of:=SQRT([.D19])" office:value-type="float" office:value="9.54463199919201">
            <text:p>9.54</text:p>
          </table:table-cell>
          <table:table-cell table:style-name="ce3" table:formula="of:=SQRT([.E19])" office:value-type="float" office:value="10.0836501327644">
            <text:p>10.08</text:p>
          </table:table-cell>
        </table:table-row>
        <table:table-row table:style-name="ro1">
          <table:covered-table-cell/>
          <table:table-cell/>
          <table:table-cell office:value-type="float" office:value="671">
            <text:p>671</text:p>
          </table:table-cell>
          <table:table-cell office:value-type="float" office:value="371">
            <text:p>371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table:style-name="ce1" office:value-type="float" office:value="100" table:number-columns-spanned="1" table:number-rows-spanned="4">
            <text:p>100</text:p>
          </table:table-cell>
          <table:table-cell table:number-columns-repeated="3"/>
          <table:table-cell office:value-type="float" office:value="40.45">
            <text:p>40.45</text:p>
          </table:table-cell>
        </table:table-row>
        <table:table-row table:style-name="ro1">
          <table:covered-table-cell/>
          <table:table-cell table:number-columns-repeated="3"/>
          <table:table-cell office:value-type="float" office:value="82.8">
            <text:p>82.8</text:p>
          </table:table-cell>
        </table:table-row>
        <table:table-row table:style-name="ro1">
          <table:covered-table-cell/>
          <table:table-cell table:number-columns-repeated="3"/>
          <table:table-cell table:style-name="ce3" table:formula="of:=SQRT([.E23])" office:value-type="float" office:value="9.09945053286186">
            <text:p>9.10</text:p>
          </table:table-cell>
        </table:table-row>
        <table:table-row table:style-name="ro1">
          <table:covered-table-cell/>
          <table:table-cell table:number-columns-repeated="3"/>
          <table:table-cell office:value-type="float" office:value="213">
            <text:p>21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rahgames </meta:initial-creator>
    <meta:creation-date>2016-08-21T19:31:10</meta:creation-date>
    <dc:date>2016-08-22T01:15:46</dc:date>
    <dc:creator>lyrahgames </dc:creator>
    <meta:editing-duration>PT5H32M54S</meta:editing-duration>
    <meta:editing-cycles>6</meta:editing-cycles>
    <meta:generator>LibreOffice/3.5$Linux_X86_64 LibreOffice_project/350m1$Build-2</meta:generator>
    <meta:document-statistic meta:table-count="3" meta:cell-count="86" meta:object-count="0"/>
  </office:meta>
</office:document-meta>
</file>